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5cm" fo:text-indent="0cm"/>
    </style:style>
    <style:style style:name="P3" style:family="paragraph">
      <style:paragraph-properties fo:margin-left="0cm" fo:margin-right="0cm" fo:margin-top="0cm" fo:margin-bottom="0.32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taques a Sistemas Informático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Vulnerabilidades e Tipos de Ataqu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meazas Fís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meazas Físicas</text:p>
                <text:list>
                  <text:list-item>
                    <text:p>Accesos non Autorizados</text:p>
                  </text:list-item>
                  <text:list-item>
                    <text:p>Desastres naturais</text:p>
                  </text:list-item>
                  <text:list-item>
                    <text:p>Fallos na alimentación eléctrica (Fallos de subministro, fallos das fontes de alimentación)</text:p>
                  </text:list-item>
                  <text:list-item>
                    <text:p>Fallos nas comunicacións (switches, tarxetas de rede, conexións a internet…)</text:p>
                  </text:list-item>
                  <text:list-item>
                    <text:p>Fallos nos sistemas de almacen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meazas Lóx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meazas Lóxicas</text:p>
                <text:list>
                  <text:list-item>
                    <text:p>Ameazas contra a seguridade de acceso</text:p>
                    <text:list>
                      <text:list-item>
                        <text:p>Ataques de forza bruta</text:p>
                      </text:list-item>
                      <text:list-item>
                        <text:p>Enxeñería social</text:p>
                      </text:list-item>
                    </text:list>
                  </text:list-item>
                  <text:list-item>
                    <text:p>Ameazas contra a integridade do sistema</text:p>
                    <text:list>
                      <text:list-item>
                        <text:p>Malware (Virus, Troianos, Gusanos, Rootkits)</text:p>
                      </text:list-item>
                    </text:list>
                  </text:list-item>
                  <text:list-item>
                    <text:p>Ameazas contra a privacidade</text:p>
                    <text:list>
                      <text:list-item>
                        <text:p>Ataques MiM (ARP spoofing)</text:p>
                      </text:list-item>
                      <text:list-item>
                        <text:p>Sniffing de Rede (wireshark)</text:p>
                      </text:list-item>
                      <text:list-item>
                        <text:p>Malware (Virus, Troianos, Spam, Backdoors, Rootkits ...)</text:p>
                      </text:list-item>
                      <text:list-item>
                        <text:p>Phising (Web Spoofing, Mail Spoofing, DNS Spoofing)</text:p>
                      </text:list-item>
                    </text:list>
                  </text:list-item>
                  <text:list-item>
                    <text:p>Ameazas contra a dispoñibilidade</text:p>
                    <text:list>
                      <text:list-item>
                        <text:p>Ataques DoS (SYN Flood, Ping Of Death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edidas Preventivas 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guridade Física</text:p>
                <text:list>
                  <text:list-item>
                    <text:p>Medidas de Seguridade Activas</text:p>
                    <text:list>
                      <text:list-item>
                        <text:p>Uso de C.P.D. (Seguridade Ambiental)</text:p>
                        <text:list>
                          <text:list-item>
                            <text:p>Proteccións electricas, de agua y gas.</text:p>
                          </text:list-item>
                          <text:list-item>
                            <text:p>Instalacións de Aire Acondicionado e Sistemas de Refrixeracion</text:p>
                          </text:list-item>
                          <text:list-item>
                            <text:p>Proteccion ante Incendios e metodos eficaces de Evacuacion.</text:p>
                          </text:list-item>
                          <text:list-item>
                            <text:p>Sistemas de Deteccion en casos de accidentes ambientales, coma lume por ejemplo.</text:p>
                          </text:list-item>
                          <text:list-item>
                            <text:p>Persoal de Seguridade e Sistemas de Monitoreo. </text:p>
                          </text:list-item>
                        </text:list>
                      </text:list-item>
                      <text:list-item>
                        <text:p>Fontes de alimentación redundantes</text:p>
                      </text:list-item>
                      <text:list-item>
                        <text:p>SAI (UPS)</text:p>
                      </text:list-item>
                      <text:list-item>
                        <text:p>Redundancia nas Redes (bonding)</text:p>
                      </text:list-item>
                      <text:list-item>
                        <text:p>Redundancia no almacenamento (RAID)</text:p>
                      </text:list-item>
                    </text:list>
                  </text:list-item>
                  <text:list-item>
                    <text:p>Medidas Pasivas</text:p>
                    <text:list>
                      <text:list-item>
                        <text:p>Backups</text:p>
                      </text:list-item>
                      <text:list-item>
                        <text:p>Recuperación de Arquivos</text:p>
                      </text:list-item>
                      <text:list-item>
                        <text:p>Plan de recuperación de desast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edidas Preventivas II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eguridade Lóxica</text:p>
                <text:list>
                  <text:list-item>
                    <text:p>Control de Acceso: Autenticación e Autorización</text:p>
                    <text:list>
                      <text:list-item>
                        <text:p>Autenticación</text:p>
                        <text:list>
                          <text:list-item>
                            <text:p>Seguridade das contrasinais e prevención de ataques de forza bruta (fail2ban)</text:p>
                          </text:list-item>
                          <text:list-item>
                            <text:p>Sistemas de autenticación centralizadas SSO (Kerberos e RADIUS)</text:p>
                          </text:list-item>
                        </text:list>
                      </text:list-item>
                      <text:list-item>
                        <text:p>Autorización</text:p>
                        <text:list>
                          <text:list-item>
                            <text:p>MAC e DAC</text:p>
                          </text:list-item>
                        </text:list>
                      </text:list-item>
                    </text:list>
                  </text:list-item>
                  <text:list-item>
                    <text:p>Control da Integridade</text:p>
                    <text:list>
                      <text:list-item>
                        <text:p>Antivirus, Controis de integridade do sistema (SFC, rkhunter, tripwire)</text:p>
                      </text:list-item>
                    </text:list>
                  </text:list-item>
                  <text:list-item>
                    <text:p>Privacidade</text:p>
                    <text:list>
                      <text:list-item>
                        <text:p>Sistemas de Cifrado: dm-crypt, bitlocker, Truecrypt/Veracrypt</text:p>
                      </text:list-item>
                      <text:list-item>
                        <text:p>Cifrado de chave pública PGP / X.509</text:p>
                      </text:list-item>
                      <text:list-item>
                        <text:p>HTTPS, Mail Seguro (POP3s, SMTPs)</text:p>
                      </text:list-item>
                      <text:list-item>
                        <text:p>ARP estáticas</text:p>
                      </text:list-item>
                    </text:list>
                  </text:list-item>
                  <text:list-item>
                    <text:p>Dispoñibilidade</text:p>
                    <text:list>
                      <text:list-item>
                        <text:p>Construccións de DMZ e encamiñadores fronteira</text:p>
                      </text:list-item>
                    </text:list>
                  </text:list-item>
                  <text:list-item>
                    <text:p>Sistemas de Detección de Intrusos e UTM (Unified Threat Management) <text:s/></text:p>
                    <text:list>
                      <text:list-item>
                        <text:p>Snort, Suricata, Prelude, OSSEC <text:s/>(Fortigate, CISCO)</text:p>
                      </text:list-item>
                    </text:list>
                  </text:list-item>
                  <text:list-item>
                    <text:p>Auditoría e Plan de Segurida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álise Forense</text:p>
          </draw:text-box>
        </draw:frame>
        <draw:frame presentation:style-name="pr4" draw:layer="layout" svg:width="25.2cm" svg:height="9.134cm" svg:x="1.4cm" svg:y="4cm" presentation:class="outline" presentation:user-transformed="true">
          <draw:text-box>
            <text:list text:style-name="L2">
              <text:list-item>
                <text:p>Fases do Análise Forense</text:p>
                <text:list>
                  <text:list-item>
                    <text:p>Aseguramento da Escena (Para evitar a alteración dos sistemas)</text:p>
                  </text:list-item>
                  <text:list-item>
                    <text:p>Identificación de Evidencias (Determiñando os sistemas a analizar e establecendo as evidencias volátiles e non volátiles)</text:p>
                  </text:list-item>
                  <text:list-item>
                    <text:p>Adquisición de Datos (Obtención das evidencias dixitais)</text:p>
                  </text:list-item>
                  <text:list-item>
                    <text:p>Análise de Datos (Análise de logs e rexistros e ficheiros do sistema, )</text:p>
                  </text:list-item>
                  <text:list-item>
                    <text:p>Informe de Resultados</text:p>
                  </text:list-item>
                  <text:list-item>
                    <text:p>Estándares de manipulación de probas dixitais: RFC 3227</text:p>
                  </text:list-item>
                </text:list>
              </text:list-item>
              <text:list-item>
                <text:p>Ferramentas de Análise Forense</text:p>
                <text:list>
                  <text:list-item>
                    <text:p>Caine</text:p>
                  </text:list-item>
                  <text:list-item>
                    <text:p>Autopsy</text:p>
                  </text:list-item>
                  <text:list-item>
                    <text:p>Sleuth Kit</text:p>
                  </text:list-item>
                  <text:list-item>
                    <text:p text:style-name="P2">Honeypots</text:p>
                  </text:list-item>
                  <text:list-item>
                    <text:p text:style-name="P3">Son sistemas sen valor productivo e aillados da rede</text:p>
                  </text:list-item>
                  <text:list-item>
                    <text:p text:style-name="P3">Son ao mesmo tempo trampas e ferramentas. Permite desviar ataques e aprender da estructura dos mesmos.</text:p>
                  </text:list-item>
                  <text:list-item>
                    <text:p text:style-name="P3">Complementan aos sistemas de detección e seguridade como os firewalls e SDI, permitindo identificar métodos de ataque e crear regras de detección e prevención</text:p>
                  </text:list-item>
                  <text:list-item>
                    <text:p text:style-name="P3">Emulan os servizos mediante scripts que emulan o funcionamento do servizo re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9:03:37.729157742</meta:creation-date>
    <meta:editing-duration>PT9M45S</meta:editing-duration>
    <meta:editing-cycles>6</meta:editing-cycles>
    <meta:generator>LibreOffice/6.1.3.2$Linux_X86_64 LibreOffice_project/10$Build-2</meta:generator>
    <dc:title>Bright Blue</dc:title>
    <dc:date>2018-11-12T20:11:21.696940139</dc:date>
    <meta:document-statistic meta:object-count="46"/>
  </office:meta>
</office:document-meta>
</file>